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officeooo:rsid="000c198b" officeooo:paragraph-rsid="000d8384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0c198b" officeooo:paragraph-rsid="000c198b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rsid="000c198b" officeooo:paragraph-rsid="000d8384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weight="bold" officeooo:rsid="000c198b" officeooo:paragraph-rsid="000c198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0c198b" officeooo:paragraph-rsid="000c198b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1ba1c6" officeooo:paragraph-rsid="000cdce4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officeooo:rsid="0012776c"/>
    </style:style>
    <style:style style:name="T3" style:family="text">
      <style:text-properties fo:color="#2a6099" loext:opacity="100%" style:font-name="Liberation Serif"/>
    </style:style>
    <style:style style:name="T4" style:family="text">
      <style:text-properties officeooo:rsid="000d83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saac García Aneiros 1ºASIR</text:p>
      <text:p text:style-name="P5">Boletin Xpath – Titoriais</text:p>
      <text:p text:style-name="P2"/>
      <text:p text:style-name="P2">&lt;?xml version="1.0" encoding="UTF-8"?&gt;</text:p>
      <text:p text:style-name="P2">&lt;tutoriales&gt;</text:p>
      <text:p text:style-name="P2"><text:tab/>&lt;tutorial anio="2007"&gt;</text:p>
      <text:p text:style-name="P2"><text:tab/><text:tab/>&lt;titulo&gt;XMLBeans, una forma de mapear un XML en objetos Java&lt;/titulo&gt;</text:p>
      <text:p text:style-name="P2"><text:tab/><text:tab/>&lt;autor&gt;</text:p>
      <text:p text:style-name="P2"><text:tab/><text:tab/><text:tab/>&lt;nombre&gt;Alejandro&lt;/nombre&gt;</text:p>
      <text:p text:style-name="P2"><text:tab/><text:tab/><text:tab/>&lt;apellidos&gt;Pérez García&lt;/apellidos&gt;</text:p>
      <text:p text:style-name="P2"><text:tab/><text:tab/>&lt;/autor&gt;</text:p>
      <text:p text:style-name="P2"><text:tab/><text:tab/>&lt;categoria&gt;XML&lt;/categoria&gt;</text:p>
      <text:p text:style-name="P2"><text:tab/><text:tab/>&lt;visitas&gt;25827&lt;/visitas&gt;</text:p>
      <text:p text:style-name="P2"><text:tab/>&lt;/tutorial&gt;</text:p>
      <text:p text:style-name="P2"><text:tab/>&lt;tutorial anio="2013"&gt;</text:p>
      <text:p text:style-name="P2"><text:tab/><text:tab/>&lt;titulo&gt;Spring Security: haciendo uso de un servidor LDAP embebido&lt;/titulo&gt;</text:p>
      <text:p text:style-name="P2"><text:tab/><text:tab/>&lt;autor&gt;</text:p>
      <text:p text:style-name="P2"><text:tab/><text:tab/><text:tab/>&lt;nombre&gt;José Manuel&lt;/nombre&gt;</text:p>
      <text:p text:style-name="P2"><text:tab/><text:tab/><text:tab/>&lt;apellidos&gt;Sánchez Suárez&lt;/apellidos&gt;</text:p>
      <text:p text:style-name="P2"><text:tab/><text:tab/>&lt;/autor&gt;</text:p>
      <text:p text:style-name="P2"><text:tab/><text:tab/>&lt;categoria&gt;Spring&lt;/categoria&gt;</text:p>
      <text:p text:style-name="P2"><text:tab/><text:tab/>&lt;visitas&gt;1996&lt;/visitas&gt;</text:p>
      <text:p text:style-name="P2"><text:tab/>&lt;/tutorial&gt;</text:p>
      <text:p text:style-name="P2"><text:tab/>&lt;tutorial anio="2011"&gt;</text:p>
      <text:p text:style-name="P2"><text:tab/><text:tab/>&lt;titulo&gt;Mybatis con Maven y Spring&lt;/titulo&gt;</text:p>
      <text:p text:style-name="P2"><text:tab/><text:tab/>&lt;autor&gt;</text:p>
      <text:p text:style-name="P2"><text:tab/><text:tab/><text:tab/>&lt;nombre&gt;Rubén&lt;/nombre&gt;</text:p>
      <text:p text:style-name="P2"><text:tab/><text:tab/><text:tab/>&lt;apellidos&gt;Aguilera Díaz-Heredero&lt;/apellidos&gt;</text:p>
      <text:p text:style-name="P2"><text:tab/><text:tab/>&lt;/autor&gt;</text:p>
      <text:p text:style-name="P2"><text:tab/><text:tab/>&lt;categoria&gt;Mybatis&lt;/categoria&gt;</text:p>
      <text:p text:style-name="P2"><text:tab/><text:tab/>&lt;visitas&gt;6998&lt;/visitas&gt;</text:p>
      <text:p text:style-name="P2"><text:tab/>&lt;/tutorial&gt;</text:p>
      <text:p text:style-name="P2"><text:tab/>&lt;tutorial anio="2011"&gt;</text:p>
      <text:p text:style-name="P2"><text:tab/><text:tab/>&lt;titulo&gt;Trabajar con XML sabiendo lo mínimo&lt;/titulo&gt;</text:p>
      <text:p text:style-name="P2"><text:tab/><text:tab/>&lt;autor&gt;</text:p>
      <text:p text:style-name="P2"><text:tab/><text:tab/><text:tab/>&lt;nombre&gt;Roberto&lt;/nombre&gt;</text:p>
      <text:p text:style-name="P2"><text:tab/><text:tab/><text:tab/>&lt;apellidos&gt;Canales Mora&lt;/apellidos&gt;</text:p>
      <text:p text:style-name="P2"><text:tab/><text:tab/>&lt;/autor&gt;</text:p>
      <text:p text:style-name="P2"><text:tab/><text:tab/>&lt;categoria&gt;XML&lt;/categoria&gt;</text:p>
      <text:p text:style-name="P2"><text:tab/><text:tab/>&lt;visitas&gt;34842&lt;/visitas&gt;</text:p>
      <text:p text:style-name="P2"><text:tab/>&lt;/tutorial&gt;</text:p>
      <text:p text:style-name="P2"><text:tab/>&lt;tutorial anio="2013"&gt;</text:p>
      <text:p text:style-name="P2"><text:tab/><text:tab/>&lt;titulo&gt;Introducción a Spring Batch&lt;/titulo&gt;</text:p>
      <text:p text:style-name="P2"><text:tab/><text:tab/>&lt;autor&gt;</text:p>
      <text:p text:style-name="P2"><text:tab/><text:tab/><text:tab/>&lt;nombre&gt;Miguel&lt;/nombre&gt;</text:p>
      <text:p text:style-name="P2"><text:tab/><text:tab/><text:tab/>&lt;apellidos&gt;Arlandy Rodríguez&lt;/apellidos&gt;</text:p>
      <text:p text:style-name="P2"><text:tab/><text:tab/>&lt;/autor&gt;</text:p>
      <text:p text:style-name="P2"><text:tab/><text:tab/>&lt;categoria&gt;Spring&lt;/categoria&gt;</text:p>
      <text:p text:style-name="P2"><text:tab/><text:tab/>&lt;visitas&gt;1273&lt;/visitas&gt;</text:p>
      <text:p text:style-name="P2"><text:tab/>&lt;/tutorial&gt;</text:p>
      <text:p text:style-name="P2">&lt;/tutoriales&gt;</text:p>
      <text:p text:style-name="P2"><text:soft-page-break/></text:p>
      <text:p text:style-name="P4">1. Devolver os nodos tutorial</text:p>
      <text:p text:style-name="P2"/>
      <text:p text:style-name="P3">a) Con ruta relativa → <text:span text:style-name="T1">//tutorial</text:span></text:p>
      <text:p text:style-name="P2"/>
      <text:p text:style-name="P3">b) Con ruta absoluta → <text:span text:style-name="T1">/</text:span><text:span text:style-name="T2">tutoriales</text:span><text:span text:style-name="T1">/tutorial</text:span></text:p>
      <text:p text:style-name="P2"/>
      <text:p text:style-name="P4">2. Devolver todas as categorías</text:p>
      <text:p text:style-name="P2"/>
      <text:p text:style-name="P3">a) Con ruta relativa → <text:span text:style-name="T1">//</text:span><text:span text:style-name="T2">categoria</text:span></text:p>
      <text:p text:style-name="P2"/>
      <text:p text:style-name="P3">b) Con ruta absoluta → <text:span text:style-name="T1">/tutoriales/tutorial/categoria</text:span></text:p>
      <text:p text:style-name="P2"/>
      <text:p text:style-name="P4">3. Devolve o número total de titoriais existentes:</text:p>
      <text:p text:style-name="P1"><text:span text:style-name="T1">count(//categoria)</text:span></text:p>
      <text:p text:style-name="P4">4. Devolver os anos de publicación de todos os titoriais</text:p>
      <text:p text:style-name="P1"><text:span text:style-name="T1">/tutoriales/tutorial/@anio</text:span></text:p>
      <text:p text:style-name="P4">5. Devolve os nomes dos autores que o seu nome ten menos de 9 letras</text:p>
      <text:p text:style-name="P1"><text:span text:style-name="T1">//autor[string-length(nombre) &lt; 9]/nombre</text:span></text:p>
      <text:p text:style-name="P4">6. Devolve os nodos titorial de aqueles posteriores o ano 2012</text:p>
      <text:p text:style-name="P1"><text:span text:style-name="T1">//tutorial[@anio &gt; 2012]</text:span></text:p>
      <text:p text:style-name="P4">7. Devolve os titoriais da categoría Spring</text:p>
      <text:p text:style-name="P1"><text:span text:style-name="Source_20_Text"><text:span text:style-name="T3">//tutorial[categoria='Spring']</text:span></text:span></text:p>
      <text:p text:style-name="P4">8. Devolve os titoriais da categoría XML escritos no ano 2011</text:p>
      <text:p text:style-name="P1"><text:span text:style-name="Source_20_Text"><text:span text:style-name="T3">//tutorial[categoria='XML' and @anio='2011']</text:span></text:span></text:p>
      <text:p text:style-name="P4">9. Devolve o titorial que se atopa na posición 2 da lista de tutoriais.</text:p>
      <text:p text:style-name="P1"><text:span text:style-name="Source_20_Text"><text:span text:style-name="T3">/tutoriales/tutorial[2]</text:span></text:span></text:p>
      <text:p text:style-name="P4">10. Devolve o titorial que se atopa na penúltima posición da lista de tutoriais.</text:p>
      <text:p text:style-name="P1"><text:span text:style-name="Source_20_Text"><text:span text:style-name="T3">//tutorial[last()-1]</text:span></text:span></text:p>
      <text:p text:style-name="P4">11. Devolve os titoriais que conteñan a palabra Spring no seu títullo</text:p>
      <text:p text:style-name="P1"><text:span text:style-name="T1">//tutorial[contains(titulo, "Spring")]</text:span></text:p>
      <text:p text:style-name="P4">12. Devolve a información do titorial onde o nome do autor sexa Alejandro.</text:p>
      <text:p text:style-name="P1"><text:span text:style-name="T1">//tutorial[autor/nombre="Alejandro"]</text:span></text:p>
      <text:p text:style-name="P6">Enlace al repositorio en mi github → <text:a xlink:type="simple" xlink:href="https://github.com/IsaacGaAn/Boletines-XPath-XQuery-XSLT" text:style-name="Internet_20_link" text:visited-style-name="Visited_20_Internet_20_Link">https://github.com/IsaacGaAn/Boletines-XPath-XQuery-XSLT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4T13:36:08.756000000</dc:date>
    <meta:editing-duration>PT16M21S</meta:editing-duration>
    <meta:editing-cycles>3</meta:editing-cycles>
    <meta:generator>LibreOffice/7.2.7.2$Windows_X86_64 LibreOffice_project/8d71d29d553c0f7dcbfa38fbfda25ee34cce99a2</meta:generator>
    <meta:document-statistic meta:table-count="0" meta:image-count="0" meta:object-count="0" meta:page-count="2" meta:paragraph-count="77" meta:word-count="271" meta:character-count="2550" meta:non-whitespace-character-count="2265"/>
  </office:meta>
</office:document-meta>
</file>